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alligraphy" fo:font-size="14pt" officeooo:rsid="001f1a59" officeooo:paragraph-rsid="001f1a59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Courier New" fo:font-size="14pt" officeooo:rsid="001f1a59" officeooo:paragraph-rsid="001f1a59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14pt" officeooo:rsid="001f1a59" officeooo:paragraph-rsid="00202eef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4pt" officeooo:rsid="0021c8cc" officeooo:paragraph-rsid="0021c8cc" style:font-size-asian="14pt" style:font-size-complex="14pt"/>
    </style:style>
    <style:style style:name="T1" style:family="text">
      <style:text-properties officeooo:rsid="00202eef"/>
    </style:style>
    <style:style style:name="T2" style:family="text">
      <style:text-properties officeooo:rsid="0021c8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ación</text:p>
      <text:p text:style-name="P1"/>
      <text:p text:style-name="P1"/>
      <text:p text:style-name="P2">Estimad@:</text:p>
      <text:p text:style-name="P2"/>
      <text:p text:style-name="P2"><text:tab/>El 2015 me dio una depresión que me duro un par de años(buscando al siquiatra adecuado y la dosis perfecta), <text:span text:style-name="T1">ya</text:span> me encuentro bien y con enormes deseos de trabajar<text:span text:style-name="T1">(Estoy bien desde diciembre)</text:span></text:p>
      <text:p text:style-name="P2"/>
      <text:p text:style-name="P2"><text:tab/><text:span text:style-name="T1">Tengo</text:span> 3<text:span text:style-name="T1">0</text:span> años de experiencia de los cuales la mayoria son Power Builder , y la mitad de mi experiencia esta más o menos en Oracle(pl/sql) y SqlSever, he trabajado como programador, analista, consultor, captador de requisitos…<text:span text:style-name="T1">Parti en Foxpro eso si</text:span></text:p>
      <text:p text:style-name="P2"><text:tab/></text:p>
      <text:p text:style-name="P2"><text:tab/>Me encanta <text:s/>Power Builder y me agradaría poder cumplir con <text:span text:style-name="T1">el desafío que se presente...He trabajado varias veces para Kibernum y debo tener buenas referencias.</text:span></text:p>
      <text:p text:style-name="P2"/>
      <text:p text:style-name="P2"><text:tab/><text:span text:style-name="T2">Este último año me he orientando hacia la programación de celulares , Flutter</text:span></text:p>
      <text:p text:style-name="P2"><text:tab/></text:p>
      <text:p text:style-name="P2"><text:tab/><text:tab/><text:tab/><text:tab/><text:tab/><text:tab/><text:tab/><text:tab/><text:tab/><text:tab/><text:span text:style-name="T1">Atte Máximo Meza</text:span></text:p>
      <text:p text:style-name="P4">16-08-2017</text:p>
      <text:p text:style-name="P2"/>
      <text:p text:style-name="P3"><text:tab/></text:p>
      <text:p text:style-name="P2"/>
      <text:p text:style-name="P2"><text:tab/></text:p>
      <text:p text:style-name="P2"><text:tab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2:20:19.073000000</meta:creation-date>
    <dc:date>2018-08-16T12:45:43.294000000</dc:date>
    <meta:editing-duration>PT12M51S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13" meta:word-count="118" meta:character-count="740" meta:non-whitespace-character-count="610"/>
  </office:meta>
</office:document-meta>
</file>